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Mono" svg:font-family="'Noto Mono'" style:font-pitch="fixed"/>
    <style:font-face style:name="TeX Gyre Adventor" svg:font-family="'TeX Gyre Adventor'" style:font-pitch="variable"/>
    <style:font-face style:name="TeX Gyre DejaVu Math" svg:font-family="'TeX Gyre DejaVu Math'" style:font-pitch="variable"/>
    <style:font-face style:name="TeX Gyre Pagella" svg:font-family="'TeX Gyre Pagella'" style:font-pitch="variable"/>
    <style:font-face style:name="TeX Gyre Pagella Math" svg:font-family="'TeX Gyre Pagella Math'" style:font-pitch="variable"/>
    <style:font-face style:name="TeX Gyre Schola" svg:font-family="'TeX Gyre Schola'" style:font-pitch="variable"/>
  </office:font-face-decls>
  <office:automatic-styles>
    <style:style style:name="Tabela1" style:family="table">
      <style:table-properties style:width="16.824cm" table:align="margins" fo:background-color="transparent" style:shadow="#ffffff 0.176cm -0.176cm">
        <style:background-image/>
      </style:table-properties>
    </style:style>
    <style:style style:name="Tabela1.A" style:family="table-column">
      <style:table-column-properties style:column-width="7.029cm" style:rel-column-width="4027*"/>
    </style:style>
    <style:style style:name="Tabela1.B" style:family="table-column">
      <style:table-column-properties style:column-width="1.873cm" style:rel-column-width="1073*"/>
    </style:style>
    <style:style style:name="Tabela1.C" style:family="table-column">
      <style:table-column-properties style:column-width="7.922cm" style:rel-column-width="4538*"/>
    </style:style>
    <style:style style:name="Tabela1.1" style:family="table-row">
      <style:table-row-properties style:min-row-height="0.552cm" fo:background-color="transparent">
        <style:background-image/>
      </style:table-row-properties>
    </style:style>
    <style:style style:name="Tabela1.A1" style:family="table-cell">
      <style:table-cell-properties fo:padding="0.049cm" fo:border="none" style:writing-mode="page"/>
    </style:style>
    <style:style style:name="Tabela1.2" style:family="table-row">
      <style:table-row-properties style:min-row-height="1.819cm" fo:background-color="transparent">
        <style:background-image/>
      </style:table-row-properties>
    </style:style>
    <style:style style:name="Tabela1.A2" style:family="table-cell">
      <style:table-cell-properties fo:background-color="#eeeeee" fo:padding="0.049cm" fo:border="none" style:writing-mode="pag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0.4cm" fo:text-align="justify" style:justify-single-word="false"/>
      <style:text-properties fo:color="#000000" loext:opacity="100%" style:text-line-through-style="none" style:text-line-through-type="none" style:font-name="TeX Gyre Schola" fo:font-size="11pt" style:text-underline-style="none" fo:font-weight="bold" officeooo:rsid="00141932" officeooo:paragraph-rsid="00141932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style:contextual-spacing="false" fo:line-height="0.4cm" fo:text-align="justify" style:justify-single-word="false"/>
      <style:text-properties fo:color="#000000" loext:opacity="100%" style:text-line-through-style="none" style:text-line-through-type="none" style:font-name="TeX Gyre Schola" fo:font-size="11pt" style:text-underline-style="none" fo:font-weight="normal" officeooo:rsid="00141932" officeooo:paragraph-rsid="00141932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text-line-through-style="none" style:text-line-through-type="none" style:font-name="Nimbus Mono PS" fo:font-style="normal" style:text-underline-style="none" fo:font-weight="normal" officeooo:rsid="00141932" officeooo:paragraph-rsid="00141932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fo:color="#000000" loext:opacity="100%" style:font-name="TeX Gyre Schola" fo:font-size="11pt" fo:font-weight="bold" officeooo:rsid="00141932" officeooo:paragraph-rsid="00141932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style:contextual-spacing="false" fo:line-height="0.4cm"/>
      <style:text-properties style:font-name="TeX Gyre Schola" fo:font-size="11pt" fo:font-weight="bold" officeooo:rsid="00141932" officeooo:paragraph-rsid="00141932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margin-top="0cm" fo:margin-bottom="0cm" style:contextual-spacing="false" fo:line-height="0.4cm" fo:text-align="justify" style:justify-single-word="false"/>
      <style:text-properties style:font-name="TeX Gyre Schola" fo:font-size="11pt" officeooo:rsid="00141932" officeooo:paragraph-rsid="00141932" style:font-size-asian="11pt" style:font-size-complex="11pt"/>
    </style:style>
    <style:style style:name="P7" style:family="paragraph" style:parent-style-name="Table_20_Contents">
      <style:paragraph-properties fo:margin-top="0cm" fo:margin-bottom="0cm" style:contextual-spacing="false" fo:line-height="0.4cm" fo:text-align="justify" style:justify-single-word="false"/>
      <style:text-properties style:font-name="Nimbus Mono PS" fo:font-size="11pt" style:font-size-asian="11pt" style:font-size-complex="11pt"/>
    </style:style>
    <style:style style:name="P8" style:family="paragraph" style:parent-style-name="Table_20_Contents">
      <style:paragraph-properties fo:margin-top="0cm" fo:margin-bottom="0cm" style:contextual-spacing="false" fo:line-height="0.4cm" fo:text-align="justify" style:justify-single-word="false"/>
      <style:text-properties style:font-name="Nimbus Mono PS" fo:font-size="11pt" officeooo:rsid="00141932" officeooo:paragraph-rsid="00141932" style:font-size-asian="11pt" style:font-size-complex="11pt"/>
    </style:style>
    <style:style style:name="P9" style:family="paragraph" style:parent-style-name="Table_20_Contents">
      <style:paragraph-properties fo:margin-top="0cm" fo:margin-bottom="0cm" style:contextual-spacing="false" fo:line-height="0.4cm" fo:text-align="justify" style:justify-single-word="false"/>
      <style:text-properties style:font-name="Nimbus Mono PS" fo:font-size="11pt" fo:font-style="normal" officeooo:rsid="00141932" officeooo:paragraph-rsid="00141932" style:font-size-asian="11pt" style:font-style-asian="normal" style:font-size-complex="11pt" style:font-style-complex="normal"/>
    </style:style>
    <style:style style:name="P10" style:family="paragraph" style:parent-style-name="Table_20_Contents">
      <style:paragraph-properties fo:margin-top="0cm" fo:margin-bottom="0cm" style:contextual-spacing="false" fo:line-height="0.4cm" fo:text-align="justify" style:justify-single-word="false"/>
      <style:text-properties style:font-name="Nimbus Mono PS" fo:font-size="11pt" fo:font-style="normal" fo:font-weight="normal" officeooo:rsid="00141932" officeooo:paragraph-rsid="00141932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Zadanie: AN</text:p>
      <text:p text:style-name="P5">Armia Napoleona</text:p>
      <text:p text:style-name="P4"><draw:line text:anchor-type="paragraph" draw:z-index="0" draw:name="Linia pozioma 1" draw:style-name="gr1" draw:text-style-name="P11" svg:x1="-0.009cm" svg:y1="0.183cm" svg:x2="17.03cm" svg:y2="0.183cm"><text:p/></draw:line><text:line-break/><text:span text:style-name="T2">Zadanie przygotowawcze, dostępna pamięć: 32MB</text:span></text:p>
      <text:p text:style-name="P1"/>
      <text:p text:style-name="P2">Napoleon Bonaparte ma duży problem z ustawieniem swojej armii w rzędzie. Piechota jest podzielona na dwa typy żołnierzy - karabinierów i grenadierów. Efektywne ustawienie armii jest związane z dobrym wymieszaniem żołnierzy różnego typu z powodów taktycznych. Formacja jest poprawna tylko wtedy, gdy żaden grenadier nie sąsiaduje z drugim. Napoleon zastanawia się, ile jest możliwych poprawnych kombinacji ustawień dla danych liczb żołnierzy obu typów. </text:p>
      <text:p text:style-name="P2"/>
      <text:p text:style-name="P2">Jako jego zaprzyjaźniony informatyk Twoim zadaniem jest podanie tej liczby.</text:p>
      <text:p text:style-name="P2"/>
      <text:p text:style-name="P2"/>
      <text:p text:style-name="P1">Wejście</text:p>
      <text:p text:style-name="P2"/>
      <text:p text:style-name="P2">W pierwszym wejściu standardowego wejścia znajduje się liczba przypadków testowych <text:span text:style-name="T3">t</text:span> (1 &lt; <text:span text:style-name="T3">t</text:span> &lt; 10<text:span text:style-name="T5">5</text:span>).</text:p>
      <text:p text:style-name="P2"/>
      <text:p text:style-name="P2">W każdym z kolejnych <text:span text:style-name="T3">t</text:span> wierszy mamy daną liczbę <text:span text:style-name="T3">n</text:span> (1 &lt; <text:span text:style-name="T3">n</text:span> &lt; 10<text:span text:style-name="T5">6</text:span>) oznaczającą liczbę grenadierów oraz liczbę <text:span text:style-name="T3">k</text:span> (1 &lt; <text:span text:style-name="T3">k</text:span> &lt; 10<text:span text:style-name="T5">6</text:span>) będącą liczbą karabinierów.</text:p>
      <text:p text:style-name="P2"/>
      <text:p text:style-name="P2"/>
      <text:p text:style-name="P1">Wyjście</text:p>
      <text:p text:style-name="P1"/>
      <text:p text:style-name="P2">W każdym z <text:span text:style-name="T3">t</text:span> wierszy standardowego wyjścia należy wypisać liczbę poprawnych ustawień dla danego <text:span text:style-name="T3">n</text:span> i <text:span text:style-name="T3">k</text:span>.</text:p>
      <text:p text:style-name="P2"/>
      <text:p text:style-name="P2">Wynik powinien być podany modulo 10<text:span text:style-name="T5">9</text:span>+7.</text:p>
      <text:p text:style-name="P2"/>
      <text:p text:style-name="P2"/>
      <text:p text:style-name="P1">Przykład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Wejście</text:p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>Wyjście</text:p>
          </table:table-cell>
        </table:table-row>
        <table:table-row table:style-name="Tabela1.2">
          <table:table-cell table:style-name="Tabela1.A2" office:value-type="string">
            <text:p text:style-name="P9">2</text:p>
            <text:p text:style-name="P10">5 6</text:p>
            <text:p text:style-name="P3">2 4</text:p>
          </table:table-cell>
          <table:table-cell table:style-name="Tabela1.A1" office:value-type="string">
            <text:p text:style-name="P7"/>
          </table:table-cell>
          <table:table-cell table:style-name="Tabela1.A2" office:value-type="string">
            <text:p text:style-name="P8">21</text:p>
            <text:p text:style-name="P3">1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Mono" svg:font-family="'Noto Mono'" style:font-pitch="fixed"/>
    <style:font-face style:name="TeX Gyre Adventor" svg:font-family="'TeX Gyre Adventor'" style:font-pitch="variable"/>
    <style:font-face style:name="TeX Gyre DejaVu Math" svg:font-family="'TeX Gyre DejaVu Math'" style:font-pitch="variable"/>
    <style:font-face style:name="TeX Gyre Pagella" svg:font-family="'TeX Gyre Pagella'" style:font-pitch="variable"/>
    <style:font-face style:name="TeX Gyre Pagella Math" svg:font-family="'TeX Gyre Pagella Math'" style:font-pitch="variable"/>
    <style:font-face style:name="TeX Gyre Schola" svg:font-family="'TeX Gyre Schola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21:34:07.170642559</meta:creation-date>
    <dc:date>2024-06-11T21:53:01.049119097</dc:date>
    <meta:editing-duration>PT18M54S</meta:editing-duration>
    <meta:editing-cycles>2</meta:editing-cycles>
    <meta:generator>LibreOffice/7.4.7.2$Linux_X86_64 LibreOffice_project/40$Build-2</meta:generator>
    <meta:document-statistic meta:table-count="1" meta:image-count="0" meta:object-count="0" meta:page-count="1" meta:paragraph-count="19" meta:word-count="162" meta:character-count="1036" meta:non-whitespace-character-count="891"/>
  </office:meta>
</office:document-meta>
</file>